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33232"/>
    </style:style>
    <style:style style:name="T79" style:family="text">
      <style:text-properties officeooo:rsid="0014e7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3"/>
      <text:h text:style-name="P155"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
      <text:p text:style-name="P31"><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моральны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text:span><text:soft-page-break/><text:span text:style-name="T51">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5" text:outline-level="2"><text:soft-page-break/>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6972757440102033432"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text:soft-page-break/></text:p>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text:soft-page-break/>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text:soft-page-break/>–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oft-page-break/><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soft-page-break/></text:p>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text:soft-page-break/></text:p>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text:soft-page-break/></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text:soft-page-break/>–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text:soft-page-break/>–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text:soft-page-break/>–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text:soft-page-break/></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text:soft-page-break/>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text:soft-page-break/>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text:soft-page-break/></text:p>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text:soft-page-break/>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5" text:outline-level="2">8. Стыд</text:h>
      <text:p text:style-name="P143"/>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text:soft-page-break/></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text:soft-page-break/></text:p>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text:soft-page-break/>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text:soft-page-break/>–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text:soft-page-break/>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text:soft-page-break/>–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text:soft-page-break/>–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text:soft-page-break/>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oft-page-break/><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text:soft-page-break/>–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5"/>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text:soft-page-break/>–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text:soft-page-break/>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text:soft-page-break/>…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text:soft-page-break/>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text:soft-page-break/></text:p>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text:soft-page-break/>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text:soft-page-break/>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5"><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soft-page-break/>…</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6">***</text:p>
      <text:p text:style-name="P35"/>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text:soft-page-break/>–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text:soft-page-break/>–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text:soft-page-break/>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text:soft-page-break/></text:p>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text:soft-page-break/>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text:soft-page-break/>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text:soft-page-break/>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text:soft-page-break/>– Ты посылаешь меня, лучшего летуна Эквестрии, без-пяти-минут 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text:soft-page-break/>–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text:soft-page-break/>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text:soft-page-break/>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text:p>
      <text:p text:style-name="P26">Меня покинула всякая надежда, я просто бежал, чтобы не останавливаться. Я знаю, что пока я бегу — я верю, что мне это не привиделось, что в моей жизни действительно была чудная белая лошадь с рогом и крыльями.</text:p>
      <text:p text:style-name="P26">Столб света разделил тьму надвое (путеводный факел Селестии).</text:p>
      <text:p text:style-name="P48">Меня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text:soft-page-break/>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text:span text:style-name="T78">в глазах </text:span>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в спешке <text:span text:style-name="T79">и принялся</text:span> одеваться.</text:p>
      <text:p text:style-name="P48"/>
      <text:p text:style-name="P48">БАЦ-БАЦ-БАЦ!!!</text:p>
      <text:p text:style-name="P48"/>
      <text:p text:style-name="P48"><text:soft-page-break/>–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oft-page-break/><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oft-page-break/><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oft-page-break/><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oft-page-break/><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text:soft-page-break/></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soft-page-break/>…</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text:soft-page-break/>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text:soft-page-break/>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дьявол!!!</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oft-page-break/>«<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text:soft-page-break/>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text:soft-page-break/></text:p>
      <text:p text:style-name="P51">«<text:span text:style-name="T60">37 пни</text:span></text:p>
      <text:p text:style-name="P71">24пн</text:p>
      <text:p text:style-name="P71">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text:soft-page-break/>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text:soft-page-break/>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text:soft-page-break/>–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text:soft-page-break/></text:p>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text:soft-page-break/>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text:soft-page-break/>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soft-page-break/>…</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oft-page-break/><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oft-page-break/><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oft-page-break/><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6"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oft-page-break/><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text:soft-page-break/>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7"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soft-page-break/>…</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text:soft-page-break/>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text:soft-page-break/>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5" text:outline-level="2">2<text:span text:style-name="T1">9</text:span>. Отбытие</text:h>
      <text:p text:style-name="P118"/>
      <text:p text:style-name="P104"><text:span text:style-name="T11">– </text:span>Оп-па! – пробормотала Эпплджек. – Нежданчик!</text:p>
      <text:p text:style-name="P104">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text:soft-page-break/>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text:soft-page-break/>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text:soft-page-break/></text:p>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text:soft-page-break/></text:p>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text:soft-page-break/></text:p>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text:soft-page-break/>–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0"/>
      <text:p text:style-name="P110">Я подозрительно посмотрел на Анакорна.</text:p>
      <text:p text:style-name="P110"/>
      <text:p text:style-name="P109"><text:span text:style-name="T18">– </text:span><text:span text:style-name="T51">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text:soft-page-break/></text:p>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soft-page-break/>~~~</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text:soft-page-break/></text:p>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oft-page-break/><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text:soft-page-break/></text:p>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04T19:27:34.314868782</dc:date>
    <meta:editing-duration>P155DT11H33M49S</meta:editing-duration>
    <meta:editing-cycles>9876</meta:editing-cycles>
    <meta:generator>LibreOffice/5.1.6.2$Linux_X86_64 LibreOffice_project/10m0$Build-2</meta:generator>
    <meta:printed-by>макс </meta:printed-by>
    <meta:print-date>2017-08-23T21:51:29.95</meta:print-date>
    <meta:document-statistic meta:table-count="0" meta:image-count="0" meta:object-count="0" meta:page-count="254" meta:paragraph-count="4907" meta:word-count="103515" meta:character-count="685990" meta:non-whitespace-character-count="582790"/>
  </office:meta>
</office:document-meta>
</file>